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5625" officeooo:paragraph-rsid="001b5625"/>
    </style:style>
    <style:style style:name="P2" style:family="paragraph" style:parent-style-name="Standard">
      <style:text-properties officeooo:rsid="001c48fa" officeooo:paragraph-rsid="001c48fa"/>
    </style:style>
    <style:style style:name="P3" style:family="paragraph" style:parent-style-name="Standard">
      <style:text-properties officeooo:rsid="001cce4e" officeooo:paragraph-rsid="001cce4e"/>
    </style:style>
    <style:style style:name="P4" style:family="paragraph" style:parent-style-name="Standard">
      <style:text-properties officeooo:rsid="001d6a94" officeooo:paragraph-rsid="001d6a94"/>
    </style:style>
    <style:style style:name="T1" style:family="text">
      <style:text-properties officeooo:rsid="001c48fa"/>
    </style:style>
    <style:style style:name="T2" style:family="text">
      <style:text-properties officeooo:rsid="001cce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a xlink:type="simple" xlink:href="https://www.youtube.com/watch?v=8vV3leMwk1k" text:style-name="Internet_20_link" text:visited-style-name="Visited_20_Internet_20_Link">https://www.youtube.com/watch?v=8vV3leMwk1k</text:a> <text:span text:style-name="T1">(imagefield, все что связаннеое <text:s/>с поварами)</text:span></text:p>
      <text:p text:style-name="P2">2. <text:a xlink:type="simple" xlink:href="https://www.youtube.com/watch?v=0LnvL5BtCSQ" text:style-name="Internet_20_link" text:visited-style-name="Visited_20_Internet_20_Link">https://www.youtube.com/watch?v=0LnvL5BtCSQ</text:a> ( <text:span text:style-name="T2">кнопки </text:span>забронировать. История броней, <text:span text:style-name="T2">криспи-форм, рассказывается про навбар</text:span>)</text:p>
      <text:p text:style-name="P3">3. <text:a xlink:type="simple" xlink:href="https://www.youtube.com/watch?v=tRyOG7uO2II" text:style-name="Internet_20_link" text:visited-style-name="Visited_20_Internet_20_Link">https://www.youtube.com/watch?v=tRyOG7uO2II</text:a> (заполняет модельки, для брони)</text:p>
      <text:p text:style-name="P3">4. <text:a xlink:type="simple" xlink:href="https://www.youtube.com/watch?v=nA8Neolz8-g" text:style-name="Internet_20_link" text:visited-style-name="Visited_20_Internet_20_Link">https://www.youtube.com/watch?v=nA8Neolz8-g</text:a> (заказы)</text:p>
      <text:p text:style-name="P3">5. <text:s text:c="2"/><text:a xlink:type="simple" xlink:href="https://www.youtube.com/watch?v=dUSODD5vcac" text:style-name="Internet_20_link" text:visited-style-name="Visited_20_Internet_20_Link">https://www.youtube.com/watch?v=dUSODD5vcac</text:a> ( отзывы, тобишь фидбек)</text:p>
      <text:p text:style-name="P3">6. <text:a xlink:type="simple" xlink:href="https://www.youtube.com/watch?v=VIHGc-UAItU" text:style-name="Internet_20_link" text:visited-style-name="Visited_20_Internet_20_Link">https://www.youtube.com/watch?v=VIHGc-UAItU</text:a> (тоже отзывы. Но уже для залогиненных)</text:p>
      <text:p text:style-name="P4">7. <text:a xlink:type="simple" xlink:href="https://www.youtube.com/watch?v=dgpZuYGJGvI" text:style-name="Internet_20_link" text:visited-style-name="Visited_20_Internet_20_Link">https://www.youtube.com/watch?v=dgpZuYGJGvI</text:a> (отзыв, функции: изменить и удалить)</text:p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2T20:17:46.152970516</meta:creation-date>
    <dc:date>2021-03-15T19:09:08.065296942</dc:date>
    <meta:editing-duration>P2DT3H48M19S</meta:editing-duration>
    <meta:editing-cycles>1</meta:editing-cycles>
    <meta:document-statistic meta:table-count="0" meta:image-count="0" meta:object-count="0" meta:page-count="1" meta:paragraph-count="7" meta:word-count="49" meta:character-count="591" meta:non-whitespace-character-count="546"/>
    <meta:generator>LibreOffice/7.0.3.1$Linux_X86_64 LibreOffice_project/00$Build-1</meta:generator>
  </office:meta>
</office:document-meta>
</file>